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Green" table:style-name="ta1">
        <table:shapes>
          <draw:frame draw:z-index="0" draw:style-name="gr1" svg:width="9.2681in" svg:height="3.5346in" svg:x="5.8102in" svg:y="0.7843in">
            <draw:object draw:notify-on-update-of-ranges="Green.A3:Green.A23 Green.B3:Green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10903">
            <text:p>10903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250">
            <text:p>25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.5">
            <text:p>3.50</text:p>
          </table:table-cell>
          <table:table-cell office:value-type="float" office:value="234">
            <text:p>23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214">
            <text:p>21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196">
            <text:p>19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172">
            <text:p>17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.5">
            <text:p>1.50</text:p>
          </table:table-cell>
          <table:table-cell office:value-type="float" office:value="153">
            <text:p>15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29">
            <text:p>129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03">
            <text:p>10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60">
            <text:p>6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39">
            <text:p>39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25">
            <text:p>-0.25</text:p>
          </table:table-cell>
          <table:table-cell office:value-type="float" office:value="9.3">
            <text:p>9.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3">
            <text:p>-0.3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35">
            <text:p>-0.35</text:p>
          </table:table-cell>
          <table:table-cell office:value-type="float" office:value="1.5">
            <text:p>1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4">
            <text:p>-0.40</text:p>
          </table:table-cell>
          <table:table-cell office:value-type="float" office:value="-7">
            <text:p>-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-9">
            <text:p>-9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49">
            <text:p>-1.49</text:p>
          </table:table-cell>
          <table:table-cell office:value-type="float" office:value="-5">
            <text:p>-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10">
            <text:p>-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.5">
            <text:p>-2.50</text:p>
          </table:table-cell>
          <table:table-cell office:value-type="float" office:value="-9">
            <text:p>-9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.04">
            <text:p>-3.04</text:p>
          </table:table-cell>
          <table:table-cell office:value-type="float" office:value="-10">
            <text:p>-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.53">
            <text:p>-3.53</text:p>
          </table:table-cell>
          <table:table-cell office:value-type="float" office:value="-10">
            <text:p>-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.02">
            <text:p>-4.02</text:p>
          </table:table-cell>
          <table:table-cell office:value-type="float" office:value="-11">
            <text:p>-1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iolet" table:style-name="ta1">
        <table:shapes>
          <draw:frame draw:z-index="0" draw:style-name="gr1" svg:width="6.298in" svg:height="3.5366in" svg:x="4.4551in" svg:y="0.6945in">
            <draw:object draw:notify-on-update-of-ranges="Violet.A2:Violet.A2 Violet.A3:Violet.A23 Violet.B2:Violet.B2 Violet.B3:Violet.B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122">
            <text:p>12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76">
            <text:p>7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44">
            <text:p>4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36">
            <text:p>3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30">
            <text:p>3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1">
            <text:p>-0.1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25">
            <text:p>-0.25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35">
            <text:p>-0.3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6">
            <text:p>-0.60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">
            <text:p>-0.70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">
            <text:p>-0.8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-2">
            <text:p>-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-4">
            <text:p>-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5">
            <text:p>-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7">
            <text:p>-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9">
            <text:p>-9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Yellow" table:style-name="ta1">
        <table:shapes>
          <draw:frame draw:z-index="0" draw:style-name="gr1" svg:width="8.0217in" svg:height="5.2079in" svg:x="4.4878in" svg:y="0.6059in">
            <draw:object draw:notify-on-update-of-ranges="Yellow.A3:Yellow.A23 Yellow.B3:Yellow.B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50">
            <text:p>5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44">
            <text:p>4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38">
            <text:p>38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7">
            <text:p>2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16">
            <text:p>1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1">
            <text:p>0.1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05">
            <text:p>-0.0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08">
            <text:p>-0.0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1">
            <text:p>-0.10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15">
            <text:p>-0.15</text:p>
          </table:table-cell>
          <table:table-cell office:value-type="float" office:value="-0.4">
            <text:p>-0.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2">
            <text:p>-0.20</text:p>
          </table:table-cell>
          <table:table-cell office:value-type="float" office:value="-2">
            <text:p>-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31">
            <text:p>-0.31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42">
            <text:p>-0.42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-4">
            <text:p>-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5">
            <text:p>-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8">
            <text:p>-8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10">
            <text:p>-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</table:table>
      <table:table table:name="Blue" table:style-name="ta1">
        <table:shapes>
          <draw:frame draw:z-index="0" draw:style-name="gr1" svg:width="7.5772in" svg:height="4.6524in" svg:x="5.5177in" svg:y="0.9575in">
            <draw:object draw:notify-on-update-of-ranges="Blue.A3:Blue.A17 Blue.B3:Blue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718">
            <text:p>8718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1335">
            <text:p>133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1101">
            <text:p>110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853">
            <text:p>85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523">
            <text:p>52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387">
            <text:p>38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240">
            <text:p>24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75">
            <text:p>7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5">
            <text:p>-0.8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9">
            <text:p>-0.90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-11">
            <text:p>-1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-22">
            <text:p>-2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21">
            <text:p>-2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22">
            <text:p>-2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25">
            <text:p>-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lue + .3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695">
            <text:p>69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600">
            <text:p>60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463">
            <text:p>46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295">
            <text:p>29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121">
            <text:p>121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46">
            <text:p>4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65">
            <text:p>-0.65</text:p>
          </table:table-cell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">
            <text:p>-0.80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5">
            <text:p>-0.8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9">
            <text:p>-0.9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-5">
            <text:p>-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25">
            <text:p>-1.25</text:p>
          </table:table-cell>
          <table:table-cell office:value-type="float" office:value="-10">
            <text:p>-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13">
            <text:p>-1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20">
            <text:p>-2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20">
            <text:p>-2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lue +.5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455">
            <text:p>45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366">
            <text:p>36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87">
            <text:p>28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77">
            <text:p>17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74">
            <text:p>7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17">
            <text:p>1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">
            <text:p>-0.70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75">
            <text:p>-0.7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8">
            <text:p>-0.80</text:p>
          </table:table-cell>
          <table:table-cell office:value-type="float" office:value="-4">
            <text:p>-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0.9">
            <text:p>-0.90</text:p>
          </table:table-cell>
          <table:table-cell office:value-type="float" office:value="-8">
            <text:p>-8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-12">
            <text:p>-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12">
            <text:p>-12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13">
            <text:p>-1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16">
            <text:p>-1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V 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7274">
            <text:p>7274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4110">
            <text:p>411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3460">
            <text:p>346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2575">
            <text:p>257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625">
            <text:p>16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870">
            <text:p>870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205">
            <text:p>20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55">
            <text:p>-1.55</text:p>
          </table:table-cell>
          <table:table-cell office:value-type="float" office:value="-3">
            <text:p>-3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6">
            <text:p>-1.60</text:p>
          </table:table-cell>
          <table:table-cell office:value-type="float" office:value="-4">
            <text:p>-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8">
            <text:p>-1.80</text:p>
          </table:table-cell>
          <table:table-cell office:value-type="float" office:value="-17">
            <text:p>-17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2">
            <text:p>-2.00</text:p>
          </table:table-cell>
          <table:table-cell office:value-type="float" office:value="-25">
            <text:p>-2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36">
            <text:p>-3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36">
            <text:p>-36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V 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2 Lambda</text:p>
          </table:table-cell>
          <table:table-cell office:value-type="float" office:value="8311">
            <text:p>8311</text:p>
          </table:table-cell>
          <table:table-cell table:number-columns-repeated="2"/>
        </table:table-row>
        <table:table-row table:style-name="ro2">
          <table:table-cell office:value-type="string">
            <text:p>Voltage [V]</text:p>
          </table:table-cell>
          <table:table-cell office:value-type="string">
            <text:p>Current[ pA]</text:p>
          </table:table-cell>
          <table:table-cell office:value-type="string">
            <text:p>dV</text:p>
          </table:table-cell>
          <table:table-cell office:value-type="string">
            <text:p>dI</text:p>
          </table:table-cell>
        </table:table-row>
        <table:table-row table:style-name="ro1">
          <table:table-cell office:value-type="float" office:value="4">
            <text:p>4.00</text:p>
          </table:table-cell>
          <table:table-cell office:value-type="float" office:value="285">
            <text:p>28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2">
            <text:p>2.0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1">
            <text:p>1.00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0.5">
            <text:p>0.50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0">
            <text:p>0.00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-0.5">
            <text:p>-0.50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-1">
            <text:p>-1.0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-1.5">
            <text:p>-1.5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-1.7">
            <text:p>-1.7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-1.8">
            <text:p>-1.80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office:value-type="float" office:value="-1.9">
            <text:p>-1.90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-2.5">
            <text:p>-2.50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-3">
            <text:p>-3.00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-4">
            <text:p>-4.00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rn </meta:initial-creator>
    <meta:creation-date>2014-09-23T14:13:17</meta:creation-date>
    <dc:date>2014-09-23T16:37:25</dc:date>
    <dc:creator>modern </dc:creator>
    <meta:editing-duration>PT1H36M46S</meta:editing-duration>
    <meta:editing-cycles>8</meta:editing-cycles>
    <meta:generator>LibreOffice/3.5$Linux_X86_64 LibreOffice_project/350m1$Build-2</meta:generator>
    <meta:document-statistic meta:table-count="8" meta:cell-count="5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42cm" svg:height="8.979cm" xlink:href=".." xlink:type="simple" chart:class="chart:scatter" chart:style-name="ch1">
        <chart:legend chart:legend-position="end" svg:x="21.279cm" svg:y="4.19cm" style:legend-expansion="high" chart:style-name="ch2"/>
        <chart:plot-area chart:style-name="ch3" table:cell-range-address="Green.A3:Green.B23" svg:x="0.92cm" svg:y="0.851cm" svg:width="19.419cm" svg:height="7.529cm">
          <chartooo:coordinate-region svg:x="1.304cm" svg:y="1.05cm" svg:width="18.703cm" svg:height="7.1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een.B3:Green.B23" chart:class="chart:scatter">
            <chart:domain table:cell-range-address="Green.A3:Green.A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reen.A3:Green.A23</svg:desc>
                </draw:g>
              </table:table-cell>
              <table:table-cell office:value-type="float" office:value="250">
                <text:p>250</text:p>
                <draw:g>
                  <svg:desc>Green.B3:Green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1">
                <text:p>3.0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9">
                <text:p>2.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">
                <text:p>-0.2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">
                <text:p>-0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">
                <text:p>-0.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">
                <text:p>-0.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9">
                <text:p>-1.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5">
                <text:p>-2.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4">
                <text:p>-3.0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53">
                <text:p>-3.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.02">
                <text:p>-4.02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scatter" chart:style-name="ch1">
        <chart:legend chart:legend-position="end" svg:x="13.391cm" svg:y="4.193cm" style:legend-expansion="high" chart:style-name="ch2"/>
        <chart:plot-area chart:style-name="ch3" table:cell-range-address="Violet.A2:Violet.B23" chart:data-source-has-labels="row" svg:x="0.769cm" svg:y="0.851cm" svg:width="11.984cm" svg:height="7.534cm">
          <chartooo:coordinate-region svg:x="1.153cm" svg:y="1.05cm" svg:width="11.268cm" svg:height="7.1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Violet.B3:Violet.B23" chart:label-cell-address="Violet.B2:Violet.B2" chart:class="chart:scatter">
            <chart:domain table:cell-range-address="Violet.A3:Violet.A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[ pA]</text:p>
                <draw:g>
                  <svg:desc>Violet.B2:Viole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Violet.A3:Violet.A23</svg:desc>
                </draw:g>
              </table:table-cell>
              <table:table-cell office:value-type="float" office:value="122">
                <text:p>122</text:p>
                <draw:g>
                  <svg:desc>Violet.B3:Violet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">
                <text:p>-0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5">
                <text:p>-0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5">
                <text:p>-0.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">
                <text:p>-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">
                <text:p>-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">
                <text:p>-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5">
                <text:p>-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76cm" svg:height="13.229cm" xlink:href=".." xlink:type="simple" chart:class="chart:scatter" chart:style-name="ch1">
        <chart:legend chart:legend-position="end" svg:x="18.113cm" svg:y="6.315cm" style:legend-expansion="high" chart:style-name="ch2"/>
        <chart:plot-area chart:style-name="ch3" table:cell-range-address="Yellow.A3:Yellow.B23" svg:x="0.857cm" svg:y="1.191cm" svg:width="16.442cm" svg:height="11.354cm">
          <chartooo:coordinate-region svg:x="1.241cm" svg:y="1.39cm" svg:width="15.726cm" svg:height="10.9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Yellow.B3:Yellow.B23" chart:class="chart:scatter">
            <chart:domain table:cell-range-address="Yellow.A3:Yellow.A23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Yellow.A3:Yellow.A23</svg:desc>
                </draw:g>
              </table:table-cell>
              <table:table-cell office:value-type="float" office:value="50">
                <text:p>50</text:p>
                <draw:g>
                  <svg:desc>Yellow.B3:Yellow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">
                <text:p>-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">
                <text:p>-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">
                <text:p>-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5">
                <text:p>-0.1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1">
                <text:p>-0.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2">
                <text:p>-0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5">
                <text:p>-0.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47cm" svg:height="11.818cm" xlink:href=".." xlink:type="simple" chart:class="chart:scatter" chart:style-name="ch1">
        <chart:legend chart:legend-position="end" svg:x="16.984cm" svg:y="5.61cm" style:legend-expansion="high" chart:style-name="ch2"/>
        <chart:plot-area chart:style-name="ch3" table:cell-range-address="Blue.A3:Blue.B17" svg:x="0.834cm" svg:y="1.079cm" svg:width="15.382cm" svg:height="10.083cm">
          <chartooo:coordinate-region svg:x="1.218cm" svg:y="1.278cm" svg:width="14.666cm" svg:height="9.6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ue.B3:Blue.B17" chart:class="chart:scatter">
            <chart:domain table:cell-range-address="Blue.A3:Blue.A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lue.A3:Blue.A17</svg:desc>
                </draw:g>
              </table:table-cell>
              <table:table-cell office:value-type="float" office:value="1335">
                <text:p>1335</text:p>
                <draw:g>
                  <svg:desc>Blue.B3:Blue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">
                <text:p>-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5">
                <text:p>-0.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5">
                <text:p>-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">
                <text:p>-1.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">
                <text:p>-4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